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Text_20_body">
      <style:text-properties officeooo:rsid="00141b30" officeooo:paragraph-rsid="00141b30"/>
    </style:style>
    <style:style style:name="P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e5f4" officeooo:paragraph-rsid="0014e5f4" style:font-size-asian="12pt" style:font-size-complex="12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23a5" style:font-size-asian="12pt" style:font-size-complex="12pt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d236" style:font-size-asian="12pt" style:font-size-complex="12pt"/>
    </style:style>
    <style:style style:name="P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2f9403" style:font-size-asian="12pt" style:font-size-complex="12pt"/>
    </style:style>
    <style:style style:name="P9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2f9403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34d568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061a6" officeooo:paragraph-rsid="002061a6" style:font-size-asian="12pt" style:font-size-complex="12pt"/>
    </style:style>
    <style:style style:name="P1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e0736" officeooo:paragraph-rsid="0034d568" style:font-size-asian="12pt" style:font-size-complex="12pt"/>
    </style:style>
    <style:style style:name="P1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/>
    </style:style>
    <style:style style:name="P14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b4e1d" style:font-size-asian="12pt" style:font-size-complex="12pt"/>
    </style:style>
    <style:style style:name="P15" style:family="paragraph" style:parent-style-name="Preformatted_20_Text">
      <style:paragraph-properties fo:text-align="center" style:justify-single-word="false"/>
      <style:text-properties style:font-name="Menlo" fo:font-size="9.75pt" officeooo:paragraph-rsid="0031d380" style:font-size-asian="12pt" style:font-size-complex="12pt"/>
    </style:style>
    <style:style style:name="P16" style:family="paragraph" style:parent-style-name="Table_20_Contents">
      <style:text-properties style:font-name="Liberation Serif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31d380" officeooo:paragraph-rsid="0031d380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paragraph-rsid="0031d380"/>
    </style:style>
    <style:style style:name="P19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3838ac" style:font-size-asian="12pt" style:font-size-complex="12pt"/>
    </style:style>
    <style:style style:name="P20" style:family="paragraph" style:parent-style-name="Text_20_body">
      <style:text-properties officeooo:paragraph-rsid="0013f9df"/>
    </style:style>
    <style:style style:name="P21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/>
    </style:style>
    <style:style style:name="P22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2f9403" officeooo:paragraph-rsid="002f9403" style:font-size-asian="12pt" style:font-size-complex="12pt"/>
    </style:style>
    <style:style style:name="P23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342d71" style:font-size-asian="12pt" style:font-size-complex="12pt"/>
    </style:style>
    <style:style style:name="P24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2c2108" officeooo:paragraph-rsid="002c2108" style:font-size-asian="12pt" style:font-size-complex="12pt"/>
    </style:style>
    <style:style style:name="P25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923a5" officeooo:paragraph-rsid="0019d236" style:font-size-asian="12pt" style:font-size-complex="12pt"/>
    </style:style>
    <style:style style:name="P26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e0736" officeooo:paragraph-rsid="0019d236" style:font-size-asian="12pt" style:font-size-complex="12pt"/>
    </style:style>
    <style:style style:name="P2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3838ac"/>
    </style:style>
    <style:style style:name="P2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41b30"/>
    </style:style>
    <style:style style:name="P29" style:family="paragraph" style:parent-style-name="Text_20_body">
      <style:text-properties officeooo:paragraph-rsid="00141b30"/>
    </style:style>
    <style:style style:name="P30" style:family="paragraph" style:parent-style-name="Text_20_body">
      <style:text-properties officeooo:paragraph-rsid="0034d568"/>
    </style:style>
    <style:style style:name="P31" style:family="paragraph" style:parent-style-name="Text_20_body">
      <style:text-properties officeooo:paragraph-rsid="001879a4"/>
    </style:style>
    <style:style style:name="P3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3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41b30" style:font-size-asian="12pt" style:font-size-complex="12pt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31d380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41b30" style:font-size-asian="12pt" style:font-size-complex="12pt"/>
    </style:style>
    <style:style style:name="T7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212529" style:font-name="apple-system" fo:letter-spacing="normal" fo:font-style="normal" fo:font-weight="bold"/>
    </style:style>
    <style:style style:name="T9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fo:color="#212529" style:font-name="apple-system" fo:font-size="12pt" fo:letter-spacing="normal" fo:font-style="normal" fo:font-weight="normal" officeooo:rsid="00141b30" style:font-size-asian="12pt" style:font-size-complex="12pt"/>
    </style:style>
    <style:style style:name="T11" style:family="text">
      <style:text-properties style:font-name="Helvetica Neue" fo:font-size="10.5pt"/>
    </style:style>
    <style:style style:name="T12" style:family="text">
      <style:text-properties officeooo:rsid="0017c506"/>
    </style:style>
    <style:style style:name="T13" style:family="text">
      <style:text-properties officeooo:rsid="00291e30"/>
    </style:style>
    <style:style style:name="T14" style:family="text">
      <style:text-properties officeooo:rsid="002f9403"/>
    </style:style>
    <style:style style:name="T15" style:family="text">
      <style:text-properties officeooo:rsid="0031d380" style:font-size-asian="12pt" style:font-size-complex="12pt"/>
    </style:style>
    <style:style style:name="T16" style:family="text">
      <style:text-properties officeooo:rsid="00141b30" style:font-size-asian="12pt" style:font-size-complex="12pt"/>
    </style:style>
    <style:style style:name="T17" style:family="text">
      <style:text-properties officeooo:rsid="0034d568"/>
    </style:style>
    <style:style style:name="T18" style:family="text">
      <style:text-properties fo:color="#333333" style:font-name="Helvetica Neue" fo:font-size="10.5pt"/>
    </style:style>
    <style:style style:name="T19" style:family="text">
      <style:text-properties fo:color="#333333" style:font-name="Helvetica Neue" fo:font-size="10.5pt" officeooo:rsid="00141b30" style:font-size-asian="12pt" style:font-size-complex="12pt"/>
    </style:style>
    <style:style style:name="T20" style:family="text">
      <style:text-properties fo:color="#333333" style:font-name="Liberation Serif" officeooo:rsid="00141b30" style:font-size-asian="12pt" style:font-size-complex="12pt"/>
    </style:style>
    <style:style style:name="T21" style:family="text">
      <style:text-properties fo:color="#212529" style:font-name="apple-system" fo:font-weight="bold"/>
    </style:style>
    <style:style style:name="T22" style:family="text">
      <style:text-properties fo:color="#212529" style:font-name="apple-system" fo:font-size="12pt"/>
    </style:style>
    <style:style style:name="T23" style:family="text">
      <style:text-properties fo:color="#212529" style:font-name="apple-system" fo:font-size="12pt" officeooo:rsid="00141b30" style:font-size-asian="12pt" style:font-size-complex="12pt"/>
    </style:style>
    <style:style style:name="T24" style:family="text">
      <style:text-properties officeooo:rsid="003838ac"/>
    </style:style>
    <style:style style:name="T25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Zone de texte 3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9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0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1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1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8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3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5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ontrol text:anchor-type="paragraph" draw:z-index="11" draw:style-name="gr3" draw:text-style-name="P33" svg:width="4.095cm" svg:height="0.726cm" svg:x="1.245cm" svg:y="-1.009cm" draw:control="control12"/><text:span text:style-name="T12">Rapport - </text:span>TP<text:span text:style-name="T14">2</text:span> <text:span text:style-name="T13">PHP</text:span></text:p>
      <text:h text:style-name="Heading_20_1" text:outline-level="1">Exercice 1 - <text:span text:style-name="T8">Reformatage des pages php</text:span></text:h>
      <text:p text:style-name="P20"><text:span text:style-name="T2">A quoi correspond le découpage des trois premiers scripts ?</text:span> </text:p>
      <text:p text:style-name="P2"><draw:control text:anchor-type="as-char" svg:y="-0.268cm" draw:z-index="0" draw:style-name="gr1" draw:text-style-name="P32" svg:width="16.871cm" svg:height="3.821cm" draw:control="control1"/></text:p>
      <text:h text:style-name="Heading_20_1" text:outline-level="1">Exercice <text:span text:style-name="T24">2</text:span> - <text:span text:style-name="T8">Création d'un formulaire</text:span></text:h>
      <text:p text:style-name="P27"><text:span text:style-name="T23">Affichez le code source de la page</text:span><text:span text:style-name="T16"> </text:span><text:span text:style-name="T22">Que constatez vous ?</text:span></text:p>
      <text:p text:style-name="P19"><draw:control text:anchor-type="as-char" draw:z-index="16" draw:style-name="gr2" draw:text-style-name="P32" svg:width="16.842cm" svg:height="3.518cm" draw:control="control17"/></text:p>
      <text:p text:style-name="P10"><text:span text:style-name="T22">Dans la balise &lt;form&gt; à quoi correspond l'instruction action </text:span> <text:span text:style-name="T24">?</text:span></text:p>
      <text:p text:style-name="P9"><draw:control text:anchor-type="as-char" draw:z-index="14" draw:style-name="gr2" draw:text-style-name="P32" svg:width="16.348cm" svg:height="1.16cm" draw:control="control15"/></text:p>
      <text:p text:style-name="P22">Dans l'URL du navigateur que constatez vous après le "?" ?</text:p>
      <text:p text:style-name="P13"><draw:control text:anchor-type="as-char" draw:z-index="1" draw:style-name="gr2" draw:text-style-name="P32" svg:width="16.842cm" svg:height="1.191cm" draw:control="control2"/></text:p>
      <text:h text:style-name="Heading_20_1" text:outline-level="1">Exercice 3 - Récupération des données d'un formulaire</text:h>
      <text:p text:style-name="P8"><text:span text:style-name="T22">Dans la balise &lt;form&gt; que signifie le nom de la méthode </text:span>?</text:p>
      <text:p text:style-name="P14"><draw:control text:anchor-type="as-char" draw:z-index="12" draw:style-name="gr2" draw:text-style-name="P32" svg:width="16.849cm" svg:height="2.229cm" draw:control="control13"/></text:p>
      <text:p text:style-name="P29"><text:span text:style-name="T10"/></text:p>
      <text:p text:style-name="P29"><text:soft-page-break/><text:span text:style-name="T10">A quoi correspond var_dump() ?</text:span></text:p>
      <text:p text:style-name="P7"><draw:control text:anchor-type="as-char" draw:z-index="13" draw:style-name="gr2" draw:text-style-name="P32" svg:width="16.513cm" svg:height="1.498cm" draw:control="control14"/></text:p>
      <text:p text:style-name="P28"><text:span text:style-name="T16">A quoi correspond $max ?</text:span><text:span text:style-name="T22">A quoi correspond array() ?</text:span></text:p>
      <text:p text:style-name="P3"><draw:control text:anchor-type="as-char" draw:z-index="2" draw:style-name="gr2" draw:text-style-name="P32" svg:width="16.925cm" svg:height="1.498cm" draw:control="control3"/></text:p>
      <text:p text:style-name="P30"><text:span text:style-name="T6">A quoi correspond size ?</text:span></text:p>
      <text:p text:style-name="P3"><draw:control text:anchor-type="as-char" draw:z-index="15" draw:style-name="gr2" draw:text-style-name="P32" svg:width="16.823cm" svg:height="1.108cm" draw:control="control16"/></text:p>
      <text:p text:style-name="P30"><text:span text:style-name="T3">A quoi correspond $_REQUEST ?</text:span></text:p>
      <text:p text:style-name="P3"><draw:control text:anchor-type="as-char" draw:z-index="3" draw:style-name="gr2" draw:text-style-name="P32" svg:width="16.962cm" svg:height="1.625cm" draw:control="control4"/></text:p>
      <text:p text:style-name="P23">Par quel script est appelé TP02Reponse.php ?</text:p>
      <text:p text:style-name="P4"><draw:control text:anchor-type="as-char" draw:z-index="4" draw:style-name="gr2" draw:text-style-name="P32" svg:width="16.879cm" svg:height="1.821cm" draw:control="control5"/></text:p>
      <text:p text:style-name="P31"><text:span text:style-name="T9">Quelle est la différence entre un tableau indexé (ou numéroté) et un tableau associatif ?</text:span><text:span text:style-name="T2"> </text:span></text:p>
      <text:p text:style-name="Standard"><draw:control text:anchor-type="as-char" draw:z-index="5" draw:style-name="gr2" draw:text-style-name="P32" svg:width="16.999cm" svg:height="1.086cm" draw:control="control6"/></text:p>
      <text:p text:style-name="P5"><draw:control text:anchor-type="as-char" draw:z-index="6" draw:style-name="gr2" draw:text-style-name="P33" svg:width="0.14cm" svg:height="0.003cm" draw:control="control7"/></text:p>
      <text:p text:style-name="P24">A quoi correspond $_REQUEST['mon_champ'] ?</text:p>
      <text:p text:style-name="P6"><draw:control text:anchor-type="as-char" draw:z-index="7" draw:style-name="gr2" draw:text-style-name="P32" svg:width="16.851cm" svg:height="1.373cm" draw:control="control8"/></text:p>
      <text:p text:style-name="P21">A quoi correspond $_REQUEST['mon_champ']['inputPrenom'] ?</text:p>
      <text:p text:style-name="P6"><draw:control text:anchor-type="as-char" draw:z-index="8" draw:style-name="gr2" draw:text-style-name="P32" svg:width="16.962cm" svg:height="1.491cm" draw:control="control9"/></text:p>
      <text:p text:style-name="P11"><text:span text:style-name="T22">Quelle est la structure d'une condition ternaire ? </text:span> </text:p>
      <text:p text:style-name="P6"><draw:control text:anchor-type="as-char" draw:z-index="9" draw:style-name="gr2" draw:text-style-name="P32" svg:width="16.879cm" svg:height="1.862cm" draw:control="control10"/></text:p>
      <text:p text:style-name="P25"><text:soft-page-break/>Où en identifiez-vous une ?</text:p>
      <text:p text:style-name="P6"><draw:control text:anchor-type="as-char" svg:y="-2.66cm" draw:z-index="10" draw:style-name="gr1" draw:text-style-name="P32" svg:width="16.341cm" svg:height="2.751cm" draw:control="control11"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9-07-07T03:29:25.748000000</dc:date>
    <meta:editing-duration>P2DT6H37M33S</meta:editing-duration>
    <meta:editing-cycles>31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36" meta:word-count="151" meta:character-count="892" meta:non-whitespace-character-count="755"/>
  </office:meta>
</office:document-meta>
</file>